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1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96" calcext:value-type="float">
            <text:p>52.2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464" calcext:value-type="float">
            <text:p>54.7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1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9624" calcext:value-type="float">
            <text:p>53.3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1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4816" calcext:value-type="float">
            <text:p>50.7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6408" calcext:value-type="float">
            <text:p>49.7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6672" calcext:value-type="float">
            <text:p>51.0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8888" calcext:value-type="float">
            <text:p>50.5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0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6806</text:p>
          </table:table-cell>
          <table:table-cell office:value-type="string" calcext:value-type="string">
            <text:p>Slaton NE Quad</text:p>
          </table:table-cell>
          <table:table-cell office:value-type="string" calcext:value-type="string">
            <text:p>200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